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ff0000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ff0000" loext:opacity="100%" fo:font-size="10pt" fo:language="zxx" fo:country="none" officeooo:rsid="000d014d" officeooo:paragraph-rsid="000d014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c9211e" loext:opacity="100%" fo:font-size="10pt" fo:language="zxx" fo:country="none" officeooo:rsid="00148778" officeooo:paragraph-rsid="002d0db7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c9211e" loext:opacity="100%" fo:font-size="10pt" fo:language="zxx" fo:country="none" officeooo:rsid="003ac16b" officeooo:paragraph-rsid="003ac16b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c9211e" loext:opacity="100%" fo:font-size="10pt" fo:language="zxx" fo:country="none" officeooo:rsid="0042dd4c" officeooo:paragraph-rsid="0042dd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0f4ffe"/>
    </style:style>
    <style:style style:name="T2" style:family="text">
      <style:text-properties officeooo:rsid="0012fee7"/>
    </style:style>
    <style:style style:name="T3" style:family="text">
      <style:text-properties officeooo:rsid="00148778"/>
    </style:style>
    <style:style style:name="T4" style:family="text">
      <style:text-properties officeooo:rsid="00193e19"/>
    </style:style>
    <style:style style:name="T5" style:family="text">
      <style:text-properties officeooo:rsid="001dc2c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tyle="italic" style:font-style-asian="italic" style:font-style-complex="italic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officeooo:rsid="0030ef87"/>
    </style:style>
    <style:style style:name="T10" style:family="text">
      <style:text-properties fo:color="#000000" loext:opacity="100%" officeooo:rsid="00367348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319305"/>
    </style:style>
    <style:style style:name="T13" style:family="text">
      <style:text-properties fo:color="#ff0000" loext:opacity="100%" officeooo:rsid="003a0a9c"/>
    </style:style>
    <style:style style:name="T14" style:family="text">
      <style:text-properties officeooo:rsid="001eb761"/>
    </style:style>
    <style:style style:name="T15" style:family="text">
      <style:text-properties officeooo:rsid="001ed495"/>
    </style:style>
    <style:style style:name="T16" style:family="text">
      <style:text-properties officeooo:rsid="00233d46"/>
    </style:style>
    <style:style style:name="T17" style:family="text">
      <style:text-properties fo:color="#111111" loext:opacity="100%"/>
    </style:style>
    <style:style style:name="T18" style:family="text">
      <style:text-properties officeooo:rsid="002795a4"/>
    </style:style>
    <style:style style:name="T19" style:family="text">
      <style:text-properties officeooo:rsid="0029892d"/>
    </style:style>
    <style:style style:name="T20" style:family="text">
      <style:text-properties officeooo:rsid="0030ef87"/>
    </style:style>
    <style:style style:name="T21" style:family="text">
      <style:text-properties officeooo:rsid="00319305"/>
    </style:style>
    <style:style style:name="T22" style:family="text">
      <style:text-properties officeooo:rsid="00331906"/>
    </style:style>
    <style:style style:name="T23" style:family="text">
      <style:text-properties officeooo:rsid="00367348"/>
    </style:style>
    <style:style style:name="T24" style:family="text">
      <style:text-properties officeooo:rsid="003ac16b"/>
    </style:style>
    <style:style style:name="T25" style:family="text">
      <style:text-properties officeooo:rsid="003ff900"/>
    </style:style>
    <style:style style:name="T26" style:family="text">
      <style:text-properties officeooo:rsid="0040ce0b"/>
    </style:style>
    <style:style style:name="T27" style:family="text">
      <style:text-properties fo:color="#ffff00" loext:opacity="100%"/>
    </style:style>
    <style:style style:name="T28" style:family="text">
      <style:text-properties officeooo:rsid="0043b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ux'ta dotnet-sdk paket yöneticisi ile sistem geneline kurulabilir veya </text:p>
      <text:p text:style-name="P7">Rider ide'si bir iki tıklamayla yerel bir dotnet-sdk kurabilir. </text:p>
      <text:p text:style-name="P7">Eğer dotnet-sdk paket yöneticisi ile kurulmuşsa konumu <text:span text:style-name="T6">/</text:span><text:span text:style-name="T7">usr/</text:span><text:span text:style-name="T8">lib/dotnet</text:span><text:span text:style-name="T6"> </text:span>olur. </text:p>
      <text:p text:style-name="P7">Eğer Rider yerele kurmuşsa konumu <text:span text:style-name="T6">$HOME/.dotnet </text:span>olur. </text:p>
      <text:p text:style-name="P36">Burada <text:span text:style-name="T6">$HOME</text:span> dizini <text:span text:style-name="T6">~</text:span> ile aynın anlama gelmektedir</text:p>
      <text:p text:style-name="P36">yani hem <text:span text:style-name="T6">$HOME</text:span> hem de <text:span text:style-name="T6">~</text:span> mevcut kullanıcının klasörünün sistemdeki adresidir.</text:p>
      <text:p text:style-name="P37">Ayrıca linux'ta gizli dosya ve klasörlerin isimleri nokta(<text:span text:style-name="T6">.</text:span>) karakteri ile başlar</text:p>
      <text:p text:style-name="P37">yani <text:span text:style-name="T6">.dotnet</text:span> klasörü linuxta gizli bir klasördür.</text:p>
      <text:p text:style-name="P36"/>
      <text:p text:style-name="P10"><text:span text:style-name="T28">Sonrasında</text:span> termi<text:span text:style-name="T25">na</text:span>le</text:p>
      <text:p text:style-name="P10"/>
      <text:p text:style-name="P27">dotnet tool install --global dotnet-ef</text:p>
      <text:p text:style-name="P27"/>
      <text:p text:style-name="P10">kodu da yazılarak <text:span text:style-name="T6">dotnet ef </text:span>de kurulmalıdır.</text:p>
      <text:p text:style-name="P10"/>
      <text:p text:style-name="P11">Bu kod <text:span text:style-name="T6">dotnet ef</text:span>'yi yerelde <text:span text:style-name="T6">~/.dotnet /</text:span><text:span text:style-name="T9">tools </text:span><text:span text:style-name="T11">klasörü varsa onun içene kurar</text:span></text:p>
      <text:p text:style-name="P11">ama yoksa <text:span text:style-name="T6">~/.dotnet/</text:span><text:span text:style-name="T9">tools </text:span><text:span text:style-name="T6"><text:s/></text:span>klasörünü kendisi oluşturur ve içinde <text:span text:style-name="T6">dotnet ef</text:span>'yi kurar.</text:p>
      <text:p text:style-name="P7">Eğer dotnet Rider tarafından yerel olarak kurulmuşsa terminale </text:p>
      <text:p text:style-name="P7"><text:span text:style-name="T6">dotnet --version</text:span> yazınca sistem dotnet'i görmez.</text:p>
      <text:p text:style-name="P7">Eğer dotnet paket yöneticisi ile kurulmuşsa terminalde <text:span text:style-name="T6">dotnet --version </text:span>yazılırsa </text:p>
      <text:p text:style-name="P7">versiyon çıktısı verir. Yani sistem dotnet'i görür.</text:p>
      <text:p text:style-name="P7">Ancak dotnet nasıl yüklenmiş olursa olsun her iki ihtimalde de </text:p>
      <text:p text:style-name="P7">termi<text:span text:style-name="T26">na</text:span>le <text:span text:style-name="T6">dotnet ef --version </text:span><text:span text:style-name="T11">yazınca sistem entity framework'ü görmez.</text:span></text:p>
      <text:p text:style-name="P7">Sistemin hem dotnet'i hem de entity framework'ü görmesini sağlamak için 2 tane</text:p>
      <text:p text:style-name="P7">ortam değişkenini <text:span text:style-name="T6">~/.bashrc</text:span> gizli dosyasına eklememiz ve kaydetmemiz gerekiyor.</text:p>
      <text:p text:style-name="P7"/>
      <text:p text:style-name="P7">Eğer dotnet Rider tarafından yerel olarak kurulmuşsa .bashrc gizli dosyasına </text:p>
      <text:p text:style-name="P7">aşağıdaki ortam değişkenleri eklenmelidir.</text:p>
      <text:p text:style-name="P16"/>
      <text:p text:style-name="P15">export DOTNET_ROOT=$HOME/.dotnet</text:p>
      <text:p text:style-name="P15"/>
      <text:p text:style-name="P15">export PATH=$PATH:$DOTNET_ROOT:$<text:span text:style-name="T16">HOME/.dotnet/</text:span>tools</text:p>
      <text:p text:style-name="P15"/>
      <text:p text:style-name="P21">Ama eğer dotnet paket yöneticisi tarafından kurulmuşsa .bashrc gizli dosyasına aşağıdaki ortam değişkenleri eklenmelidir.</text:p>
      <text:p text:style-name="P15"/>
      <text:p text:style-name="P16">export DOTNET_ROOT=/<text:span text:style-name="T5">usr/lib/dotnet</text:span></text:p>
      <text:p text:style-name="P16"/>
      <text:p text:style-name="P16">export PATH=$PATH:$DOTNET_ROOT:$<text:span text:style-name="T16">HOME/.dotnet</text:span>/tools</text:p>
      <text:p text:style-name="P15"/>
      <text:p text:style-name="P2"/>
      <text:p text:style-name="P22">(<text:span text:style-name="T14">Not: </text:span>Yukarıdaki kodu <text:s/><text:span text:style-name="T1">tek satırda </text:span>birleştirmeye çalışma<text:span text:style-name="T1">k işe yaramaz</text:span> çünkü yukarıdaki kod sadece $PATH değişkenine dotnet'in path'ını eklemiyor aynı zamanda DOTNET_ROOT değişkenini de tanımlıyor)</text:p>
      <text:p text:style-name="P4"/>
      <text:p text:style-name="P8">Bu işlemler yapıldıktan sonra <text:span text:style-name="T15">terminale</text:span></text:p>
      <text:p text:style-name="P8"/>
      <text:p text:style-name="P28">dotnet --version</text:p>
      <text:p text:style-name="P8"/>
      <text:p text:style-name="P8">ve</text:p>
      <text:p text:style-name="P8"/>
      <text:p text:style-name="P8"><text:span text:style-name="T6">d</text:span><text:span text:style-name="T17">otnet ef --version</text:span></text:p>
      <text:p text:style-name="P8"/>
      <text:p text:style-name="P9">kodları girildiğinde çıktı vermeleri beklenir.</text:p>
      <text:p text:style-name="P9"/>
      <text:p text:style-name="P12">Bir klasör içerisindeyken yeni dotnet <text:span text:style-name="T6">console</text:span> projesi oluşturmak için </text:p>
      <text:p text:style-name="P12"/>
      <text:p text:style-name="P29">dotnet new console --name name_of_my_project</text:p>
      <text:p text:style-name="P12"/>
      <text:p text:style-name="P12">kodu kullanılabilir ya da <text:span text:style-name="T6">mvc</text:span> projesi oluşturmak için</text:p>
      <text:p text:style-name="P12"><text:soft-page-break/></text:p>
      <text:p text:style-name="P29">dotnet new mvc --name name_of_my_project</text:p>
      <text:p text:style-name="P12"/>
      <text:p text:style-name="P12">kodu kullanılabilir.</text:p>
      <text:p text:style-name="P12"/>
      <text:p text:style-name="P12">Proje oluşturulduktan sonra içinde bulunduğumuz klasör bizim için solution olur.</text:p>
      <text:p text:style-name="P12">Proje klasörünün içine girmek için</text:p>
      <text:p text:style-name="P12"/>
      <text:p text:style-name="P29">cd name_of_my_project</text:p>
      <text:p text:style-name="P12"/>
      <text:p text:style-name="P12">kodu yazılmalıdır.</text:p>
      <text:p text:style-name="P12"/>
      <text:p text:style-name="P12">Yani bundan sonraki yapacağımız işlemlerin geçerli olabilmesi için solution'ın içinde olmamız yetmez</text:p>
      <text:p text:style-name="P12">projenin de içinde olmalıyız.</text:p>
      <text:p text:style-name="P12"/>
      <text:p text:style-name="P13">Uygulamamıza <text:span text:style-name="T17">Nuget </text:span><text:span text:style-name="T11">paketleri indirmek gerekirse google'a </text:span><text:span text:style-name="T17">nuget </text:span><text:span text:style-name="T11">yazıp</text:span><text:span text:style-name="T17"> nuget.org </text:span><text:span text:style-name="T11">sitesinden</text:span></text:p>
      <text:p text:style-name="P13">ilgili paketi aratarak <text:span text:style-name="T17">.NET CLI </text:span><text:span text:style-name="T11">sekmesinde yazan kodu terminale yazarak indirebiliriz.</text:span></text:p>
      <text:p text:style-name="P14">Nuget paketini indirirken versiyon kısmını almazsak yani <text:span text:style-name="T17">--version </text:span><text:span text:style-name="T13">yazan yerden öncesini alırsak daha iyi olabilir.</text:span></text:p>
      <text:p text:style-name="P12"/>
      <text:p text:style-name="P5"><text:span text:style-name="T18">Eğer proje daha önceden oluşturduğumuz eski bir projemiz ise </text:span><text:span text:style-name="T19">ve </text:span><text:span text:style-name="T3">içerisinde önceden var olan migrationlarımız varsa </text:span></text:p>
      <text:p text:style-name="P34">o migrationları içeren klasörü komple silmeliyiz(sadece migrationları silmek yetmez) </text:p>
      <text:p text:style-name="P34">ve veritabanında önceden oluşan database varsa o database'i de komple silip tekrar oluşturmalıyız.</text:p>
      <text:p text:style-name="P3"/>
      <text:p text:style-name="P6"><text:span text:style-name="T3">Daha sonra </text:span><text:span text:style-name="T24">eğer projemizde </text:span></text:p>
      <text:p text:style-name="P35">entity framework kullanıyorsak migration oluşturmak için <text:s/></text:p>
      <text:p text:style-name="P6">terminal solution içindeki proje klasörümüzü<text:span text:style-name="T2">n içerisini</text:span> görecek şekilde açıkken</text:p>
      <text:p text:style-name="P1"/>
      <text:p text:style-name="P26">dotnet ef migrations add myMigration</text:p>
      <text:p text:style-name="P26"/>
      <text:p text:style-name="P18">kodu ile myMigration isimli migration oluşturulabilir. Bu windows visual studioda ortamında </text:p>
      <text:p text:style-name="P18">package manager console’a yazılan “add-migration myMigration” komutuna karşılık gelmektedir. </text:p>
      <text:p text:style-name="P17"/>
      <text:p text:style-name="P26">dotnet ef database update</text:p>
      <text:p text:style-name="P26"/>
      <text:p text:style-name="P18">kodu ile database güncellenebilir. Bu windows visual studio ortamında </text:p>
      <text:p text:style-name="P18">package manager console’a yazılan “update-database” komutuna karşılık gelmektedir</text:p>
      <text:p text:style-name="P17"/>
      <text:p text:style-name="P19">dotnet'te projenin bağımlılıkları ile ilgili üçüncü party yazılımların lisanslarını indirebilmek için önce aşağıdaki kod ile gerekli araç kurulmalı</text:p>
      <text:p text:style-name="P19"/>
      <text:p text:style-name="P30">dotnet tool install --global ThirdPartyLibraries.GlobalTool</text:p>
      <text:p text:style-name="P30"/>
      <text:p text:style-name="P23">yukardaki kod çalıştırıldıktan sonra</text:p>
      <text:p text:style-name="P19"/>
      <text:p text:style-name="P31"><text:span text:style-name="T11">bu da</text:span> <text:span text:style-name="T20">~/.dotnet/</text:span><text:span text:style-name="T21">tools </text:span><text:span text:style-name="T12">içerisine kurar. </text:span></text:p>
      <text:p text:style-name="P23">Bunda herhangi bir ot-rtam değişkeni eklememize gerek yok çünkü önceden tanımlamış olduğumuz </text:p>
      <text:p text:style-name="P23">2 ortam değişkeni bunu da karşılar.</text:p>
      <text:p text:style-name="P19"/>
      <text:p text:style-name="P20">Sonra aşağıdaki kodda WebApplication2 yazan kısıma projenin adı veya bir takma ad verilerek aşağıdaki kod çalıştırılmalı.</text:p>
      <text:p text:style-name="P17"/>
      <text:p text:style-name="P26">ThirdPartyLibraries update -source . -repository ./"Third Party Licences <text:span text:style-name="T4">(Auto Generated)</text:span>" -appName WebApplication2</text:p>
      <text:p text:style-name="P26"/>
      <text:p text:style-name="P20">Bu şekilde <text:span text:style-name="T22">proje için </text:span>Third Party Licenses klasörü oluşur ve içine üçüncü parti lisanslar iner.</text:p>
      <text:p text:style-name="P20"/>
      <text:p text:style-name="P24">Diğer bir konu ise linux'ta mssql kurulumudur. Mssql'in systemd'ye bağımlılığı var.</text:p>
      <text:p text:style-name="P24">Yani init sistemi olarak systemd kullanmayan bir linux distrosunda mssql çalışmaz.</text:p>
      <text:p text:style-name="P24"/>
      <text:p text:style-name="P24">Mssql'i indirmek için gerekli kodlar microsoft'un resmi sayfasında var. Ancak ben 2 farklı linux distrosunda mssql indirdim.</text:p>
      <text:p text:style-name="P24"><text:soft-page-break/>PopOS 24.04'te bir sorun olmadı ama Xubuntu 25.10'da bağımlılık sorunu oldu.</text:p>
      <text:p text:style-name="P24">Ldd kodu ile baktığımda 2 adet bağımlılığım eksik olduğunu gördüm.</text:p>
      <text:p text:style-name="P24"/>
      <text:p text:style-name="P24">Google'a <text:span text:style-name="T6">packages ubuntu </text:span>veya<text:span text:style-name="T6"> packages debian </text:span>yazarak aratınca ubuntu'nun veya debian'ın resmi sitesinde </text:p>
      <text:p text:style-name="P24">paket arama yeri çıkıyor. Orada paket aranacak sürümün olduğu combobox içerisinde any seçeneğini seçince</text:p>
      <text:p text:style-name="P24">ve <text:span text:style-name="T17">libldap </text:span>yazıp aratınca <text:span text:style-name="T23">libldap kütüphanesinin çeşitli sürümlerinin </text:span><text:span text:style-name="T10">.deb</text:span><text:span text:style-name="T23"> paketleri çıkıyor.</text:span></text:p>
      <text:p text:style-name="P25">Ben</text:p>
      <text:p text:style-name="P32">libldap-2.5-0_2.5.16+dfsg-0ubuntu0.22.04.2_amd64.deb</text:p>
      <text:p text:style-name="P25">paketini kurunca o 2 kütüphaneden kaynaklı bağımlılık sorunu çözüldü.</text:p>
      <text:p text:style-name="P25"/>
      <text:p text:style-name="P25">Linux'ta mssql varsayılan kullanıcısı adı <text:span text:style-name="T17">sa.</text:span></text:p>
      <text:p text:style-name="P25">Mssql kurulumu bittikten sonra </text:p>
      <text:p text:style-name="P25"/>
      <text:p text:style-name="P33">sudo /opt/mssql/bin/mssql-conf setup</text:p>
      <text:p text:style-name="P33"/>
      <text:p text:style-name="P25">kodu ile sa kullanıcısı için şifre belirlenebiliyor.</text:p>
      <text:p text:style-name="P25">Ancak 123 gibi basit şifreleri kabul etmiyor. Ben Deneme.01 yazdım ve kabul etti.</text:p>
      <text:p text:style-name="P25">Veritanına bağlanırken kullandığımız gui uygulamasında <text:span text:style-name="T17">TrustServerCertificate </text:span>diye bir kutucuk oluyor.</text:p>
      <text:p text:style-name="P25">O kutucuğu işaretlemekte fayda var.</text:p>
      <text:p text:style-name="P25">Database seçeneği opsiyonel. Master seçilebilir veya boş bırakılabilir.</text:p>
      <text:p text:style-name="P25">Linux'ta mssql için kullanılabilecek çeşitli gui uygulamaları var.</text:p>
      <text:p text:style-name="P25">Çoğunu denedim.</text:p>
      <text:p text:style-name="P25">Bunlar arasından <text:span text:style-name="T17">Dbeaver</text:span> uygulaması ilk başta bana çok kullanışsız gelmişti</text:p>
      <text:p text:style-name="P25">ama alışınca iyi uygulama aslında. 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11-05T18:21:10.874383759</dc:date>
    <meta:editing-duration>PT2H27M11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3" meta:paragraph-count="92" meta:word-count="751" meta:character-count="5944" meta:non-whitespace-character-count="5271"/>
  </office:meta>
</office:document-meta>
</file>